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/>
      <style:text-properties fo:color="#c9211e" loext:opacity="100%" style:font-name="DejaVu Sans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paragraph-properties fo:line-height="115%"/>
      <style:text-properties style:font-name="DejaVu Sans" fo:font-size="10pt" style:font-size-asian="10pt" style:font-size-complex="10pt"/>
    </style:style>
    <style:style style:name="P4" style:family="paragraph" style:parent-style-name="Standard">
      <style:paragraph-properties fo:line-height="115%"/>
      <style:text-properties style:font-name="DejaVu Sans" fo:font-size="10pt" officeooo:paragraph-rsid="00156b3b" style:font-size-asian="10pt" style:font-size-complex="10pt"/>
    </style:style>
    <style:style style:name="P5" style:family="paragraph" style:parent-style-name="Standard">
      <style:text-properties style:font-name="DejaVu Sans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line-height="115%"/>
      <style:text-properties style:font-name="DejaVu Sans" fo:font-size="10pt" fo:background-color="#000000" style:font-size-asian="10pt" style:font-size-complex="10pt"/>
    </style:style>
    <style:style style:name="P7" style:family="paragraph" style:parent-style-name="Standard">
      <style:paragraph-properties fo:line-height="115%"/>
      <style:text-properties style:font-name="DejaVu Sans" fo:font-size="10pt" officeooo:paragraph-rsid="001ad3d0" fo:background-color="#000000" style:font-size-asian="10pt" style:font-size-complex="10pt"/>
    </style:style>
    <style:style style:name="P8" style:family="paragraph" style:parent-style-name="Standard">
      <style:paragraph-properties fo:line-height="115%"/>
      <style:text-properties style:font-name="DejaVu Sans" fo:font-size="10pt" fo:background-color="#ffffff" style:font-size-asian="10pt" style:font-size-complex="10pt"/>
    </style:style>
    <style:style style:name="P9" style:family="paragraph" style:parent-style-name="Standard">
      <style:paragraph-properties fo:line-height="115%"/>
      <style:text-properties style:font-name="DejaVu Sans" fo:font-size="10pt" officeooo:paragraph-rsid="001ad3d0" fo:background-color="#ffffff" style:font-size-asian="10pt" style:font-size-complex="10pt"/>
    </style:style>
    <style:style style:name="P10" style:family="paragraph" style:parent-style-name="Standard" style:list-style-name="L1" style:master-page-name="">
      <loext:graphic-properties draw:fill="none"/>
      <style:paragraph-properties fo:margin-left="0.7cm" fo:margin-right="0cm" fo:text-indent="-0.6cm" style:auto-text-indent="false" style:page-number="auto" fo:background-color="transparent">
        <style:tab-stops>
          <style:tab-stop style:position="0.192cm"/>
        </style:tab-stops>
      </style:paragraph-properties>
      <style:text-properties style:font-name="DejaVu Sans" fo:font-size="10pt" style:font-size-asian="10pt" style:font-size-complex="10pt"/>
    </style:style>
    <style:style style:name="P11" style:family="paragraph" style:parent-style-name="Standard" style:list-style-name="L1">
      <loext:graphic-properties draw:fill="none"/>
      <style:paragraph-properties fo:margin-left="0.7cm" fo:margin-right="0cm" fo:text-indent="-0.6cm" style:auto-text-indent="false" fo:background-color="transparent">
        <style:tab-stops>
          <style:tab-stop style:position="0.192cm"/>
        </style:tab-stops>
      </style:paragraph-properties>
      <style:text-properties style:font-name="DejaVu Sans" fo:font-size="10pt" style:font-size-asian="10pt" style:font-size-complex="10pt"/>
    </style:style>
    <style:style style:name="P12" style:family="paragraph" style:parent-style-name="Standard">
      <style:paragraph-properties fo:line-height="115%"/>
      <style:text-properties style:font-name="DejaVu Sans" fo:font-size="10pt" fo:background-color="#000000" style:font-size-asian="10pt" style:font-size-complex="10pt"/>
    </style:style>
    <style:style style:name="P13" style:family="paragraph" style:parent-style-name="Standard">
      <style:paragraph-properties fo:line-height="115%"/>
      <style:text-properties style:font-name="DejaVu Sans" fo:font-size="10pt" officeooo:rsid="001e153f" fo:background-color="#000000" style:font-size-asian="10pt" style:font-size-complex="10pt"/>
    </style:style>
    <style:style style:name="P14" style:family="paragraph" style:parent-style-name="Standard">
      <style:paragraph-properties fo:line-height="115%"/>
      <style:text-properties style:font-name="DejaVu Sans" fo:font-size="10pt" officeooo:rsid="001e153f" officeooo:paragraph-rsid="001e153f" fo:background-color="#000000" style:font-size-asian="10pt" style:font-size-complex="10pt"/>
    </style:style>
    <style:style style:name="P15" style:family="paragraph" style:parent-style-name="Standard">
      <style:paragraph-properties fo:line-height="115%"/>
      <style:text-properties style:font-name="DejaVu Sans" fo:font-size="10pt" officeooo:rsid="001fc221" officeooo:paragraph-rsid="001fc221" fo:background-color="#000000" style:font-size-asian="10pt" style:font-size-complex="10pt"/>
    </style:style>
    <style:style style:name="P16" style:family="paragraph" style:parent-style-name="Standard">
      <style:paragraph-properties fo:line-height="115%"/>
      <style:text-properties style:font-name="DejaVu Sans" fo:font-size="10pt" officeooo:rsid="001fc221" officeooo:paragraph-rsid="0020e27e" fo:background-color="#ffffff" style:font-size-asian="10pt" style:font-size-complex="10pt"/>
    </style:style>
    <style:style style:name="P17" style:family="paragraph" style:parent-style-name="Standard">
      <style:paragraph-properties fo:line-height="150%"/>
      <style:text-properties style:font-name="DejaVu Sans" fo:font-size="10pt" officeooo:rsid="001fc221" officeooo:paragraph-rsid="0020e27e" fo:background-color="#ffffff" style:font-size-asian="10pt" style:font-size-complex="10pt"/>
    </style:style>
    <style:style style:name="P18" style:family="paragraph" style:parent-style-name="Standard">
      <style:paragraph-properties fo:line-height="150%"/>
      <style:text-properties style:font-name="DejaVu Sans" fo:font-size="10pt" officeooo:rsid="001fc221" officeooo:paragraph-rsid="0024450d" fo:background-color="#ffffff" style:font-size-asian="10pt" style:font-size-complex="10pt"/>
    </style:style>
    <style:style style:name="P19" style:family="paragraph" style:parent-style-name="Standard">
      <style:paragraph-properties fo:line-height="115%"/>
      <style:text-properties style:font-name="DejaVu Sans" fo:font-size="10pt" officeooo:rsid="0020e27e" officeooo:paragraph-rsid="0024450d" fo:background-color="#ffffff" style:font-size-asian="10pt" style:font-size-complex="10pt"/>
    </style:style>
    <style:style style:name="P20" style:family="paragraph" style:parent-style-name="Standard">
      <style:paragraph-properties fo:line-height="150%"/>
      <style:text-properties style:font-name="DejaVu Sans" fo:font-size="10pt" officeooo:rsid="0020e27e" officeooo:paragraph-rsid="0020e27e" fo:background-color="#ffffff" style:font-size-asian="10pt" style:font-size-complex="10pt"/>
    </style:style>
    <style:style style:name="P21" style:family="paragraph" style:parent-style-name="Standard">
      <style:paragraph-properties fo:line-height="150%"/>
      <style:text-properties style:font-name="DejaVu Sans" fo:font-size="10pt" officeooo:rsid="0020e27e" officeooo:paragraph-rsid="0024450d" fo:background-color="#ffffff" style:font-size-asian="10pt" style:font-size-complex="10pt"/>
    </style:style>
    <style:style style:name="T1" style:family="text">
      <style:text-properties officeooo:rsid="0014921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ad3d0"/>
    </style:style>
    <style:style style:name="T4" style:family="text">
      <style:text-properties officeooo:rsid="001b3759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/>
    </style:style>
    <style:style style:name="T7" style:family="text">
      <style:text-properties fo:color="#c9211e" loext:opacity="100%" officeooo:rsid="0020e27e"/>
    </style:style>
    <style:style style:name="T8" style:family="text">
      <style:text-properties officeooo:rsid="001c9489"/>
    </style:style>
    <style:style style:name="T9" style:family="text">
      <style:text-properties fo:background-color="#ffffff" loext:char-shading-value="0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officeooo:rsid="0020e27e"/>
    </style:style>
    <style:style style:name="T12" style:family="text">
      <style:text-properties fo:color="#000000" loext:opacity="100%" officeooo:rsid="00216b51"/>
    </style:style>
    <style:style style:name="T13" style:family="text">
      <style:text-properties fo:color="#000000" loext:opacity="100%" officeooo:rsid="0024450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trodução - Hooks para ações<text:tab/><text:tab/><text:tab/><text:tab/><text:tab/><text:tab/><text:span text:style-name="T1">18/10/2022</text:span></text:p>
      <text:p text:style-name="P2"/>
      <text:p text:style-name="P5">Você será capaz de</text:p>
      <text:list xml:id="list692464865" text:style-name="L1">
        <text:list-item>
          <text:p text:style-name="P10">Utilizar o React Hook useEffect;</text:p>
          <text:p text:style-name="P11"/>
        </text:list-item>
        <text:list-item>
          <text:p text:style-name="P11">Criar Hooks customizados.</text:p>
        </text:list-item>
      </text:list>
      <text:p text:style-name="P2"/>
      <text:p text:style-name="P5">Por que isso é importante?</text:p>
      <text:p text:style-name="P3">Ao aprender sobre<text:span text:style-name="T2"> useEffect</text:span> e Hooks customizados, você terá ferramentas capazes de criar componentes funcionais com tudo que os componentes de classe têm. Com isso, seu código ficará mais legível, sucinto e fácil de se entender, e o caminho para o domínio completo dos React Hooks estará aberto.</text:p>
      <text:p text:style-name="P3"/>
      <text:p text:style-name="P1">UseEffect</text:p>
      <text:p text:style-name="P3"/>
      <text:p text:style-name="P4">O hook useEffect foi desenvolvido para ser uma função que pode ser executada em diferentes momentos do ciclo de vida dos componentes, componentDidMount, componentDidUpdate e componentWillUnmount.</text:p>
      <text:p text:style-name="P3"/>
      <text:p text:style-name="P3"><text:span text:style-name="T3">1 - </text:span>Para que isso aconteça, o hook recebe, geralmente, dois parâmetros: callback e um array.</text:p>
      <text:p text:style-name="P6">UseEffect(() =&gt; {}, []);</text:p>
      <text:p text:style-name="P6"/>
      <text:p text:style-name="P8">Anota aí 🖊: A função será executada de acordo com o que especificarmos como segundo parâmetro.</text:p>
      <text:p text:style-name="P8"/>
      <text:p text:style-name="P9"><text:span text:style-name="T3">2 -</text:span>Temos uma função e não temos um array:</text:p>
      <text:p text:style-name="P7">useEffect(() =&gt; {});</text:p>
      <text:p text:style-name="P6"/>
      <text:p text:style-name="P8">Esta configuração executará a função repetidas vezes, toda vez que o componente sofrer qualquer tipo de alteração e renderizar.</text:p>
      <text:p text:style-name="P8"/>
      <text:p text:style-name="P8">⚠️ Aviso: Essa configuração precisa ser utilizada com cautela, pois facilmente resulta em loops infinitos.</text:p>
      <text:p text:style-name="P8"/>
      <text:p text:style-name="P8"><text:span text:style-name="T4">3 - </text:span>Temos uma função e um array vazio:</text:p>
      <text:p text:style-name="P6">useEffect(() =&gt; {}, []);</text:p>
      <text:p text:style-name="P6"/>
      <text:p text:style-name="P8">Neste caso, a função será executada similarmente ao <text:span text:style-name="T5">componentDidMount,</text:span> ou seja, rodando apenas uma vez e na montagem do componente.</text:p>
      <text:p text:style-name="P8"/>
      <text:p text:style-name="P8"><text:span text:style-name="T4">4 - </text:span>Temos uma função, e um array com um ou mais parâmetros:</text:p>
      <text:p text:style-name="P6">useEffect(() =&gt; {}, [variável1, variável2, ... variávelN]);</text:p>
      <text:p text:style-name="P8">O comportamento deste modelo será semelhante ao<text:span text:style-name="T5"> componentDidUpdate</text:span> e ele será executado sempre que houver mudança em alguma das variáveis especificadas.</text:p>
      <text:p text:style-name="P8"/>
      <text:p text:style-name="P8"><text:span text:style-name="T8">5 - </text:span>Temos uma função retornando uma outra função, e o segundo parâmetro pode conter um array populado ou não.</text:p>
      <text:p text:style-name="P6">useEffect(() =&gt; {</text:p>
      <text:p text:style-name="P6"><text:s text:c="2"/>return () =&gt; {}</text:p>
      <text:p text:style-name="P6">}, []);</text:p>
      <text:p text:style-name="P13"/>
      <text:p text:style-name="P13"/>
      <text:p text:style-name="P13"/>
      <text:p text:style-name="P13"/>
      <text:p text:style-name="P13"/>
      <text:p text:style-name="P14"><text:soft-page-break/><text:span text:style-name="T9">INFORMAÇÕES IMPORTANTE:</text:span></text:p>
      <text:p text:style-name="P14"><text:span text:style-name="T9"/></text:p>
      <text:p text:style-name="P15"><text:span text:style-name="T9">userEffect(callback, [])</text:span></text:p>
      <text:p text:style-name="P15"><text:span text:style-name="T9"/></text:p>
      <text:p text:style-name="P15"><text:span text:style-name="T9">a callback – passamos a função que queremos executar</text:span></text:p>
      <text:p text:style-name="P15"><text:span text:style-name="T9">[] - <text:s/>pode ser opcional / lista de dependências.</text:span></text:p>
      <text:p text:style-name="P15"><text:span text:style-name="T9"/></text:p>
      <text:p text:style-name="P16"><text:span text:style-name="T7">C</text:span><text:span text:style-name="T6">omponentDidMount - </text:span></text:p>
      <text:p text:style-name="P17"><text:span text:style-name="T10">userEffect( </text:span><text:span text:style-name="T11">( ) =&gt;{</text:span></text:p>
      <text:p text:style-name="P20"><text:span text:style-name="T11">f</text:span><text:span text:style-name="T10">unção que quero executar</text:span></text:p>
      <text:p text:style-name="P17"><text:span text:style-name="T11">},</text:span><text:span text:style-name="T10"> [</text:span><text:span text:style-name="T12">lista vazia</text:span><text:span text:style-name="T10">])</text:span></text:p>
      <text:p text:style-name="P16"><text:span text:style-name="T10"/></text:p>
      <text:p text:style-name="P19"><text:span text:style-name="T6">componentDidUpdate -</text:span></text:p>
      <text:p text:style-name="P18"><text:span text:style-name="T10">userEffect( </text:span><text:span text:style-name="T11">( ) =&gt;{</text:span></text:p>
      <text:p text:style-name="P21"><text:span text:style-name="T10">função que quero executar</text:span></text:p>
      <text:p text:style-name="P18"><text:span text:style-name="T11">},</text:span><text:span text:style-name="T10"> [</text:span><text:span text:style-name="T13">estados]</text:span><text:span text:style-name="T10">)</text:span></text:p>
      <text:p text:style-name="P15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8T15:10:22.568511223</meta:creation-date>
    <dc:date>2022-10-18T16:14:20.902743903</dc:date>
    <meta:editing-duration>PT58M7S</meta:editing-duration>
    <meta:editing-cycles>18</meta:editing-cycles>
    <meta:generator>LibreOffice/7.3.5.2$Linux_X86_64 LibreOffice_project/30$Build-2</meta:generator>
    <meta:document-statistic meta:table-count="0" meta:image-count="0" meta:object-count="0" meta:page-count="2" meta:paragraph-count="38" meta:word-count="332" meta:character-count="2069" meta:non-whitespace-character-count="1767"/>
  </office:meta>
</office:document-meta>
</file>